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364">
      <style:graphic-properties fo:wrap-option="wrap" fo:padding-top="0.05in" fo:padding-bottom="0.05in" fo:padding-left="0.1in" fo:padding-right="0.1in" draw:textarea-vertical-align="middle" draw:textarea-horizontal-align="center" draw:fill="solid" draw:fill-color="#000000" draw:opacity="100%" draw:stroke="solid" svg:stroke-width="0.27778in" svg:stroke-color="#000000" svg:stroke-opacity="100%" draw:stroke-linejoin="miter" svg:stroke-linecap="squar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339">
      <style:graphic-properties fo:wrap-option="wrap" fo:padding-top="0.05in" fo:padding-bottom="0.05in" fo:padding-left="0.1in" fo:padding-right="0.1in" draw:textarea-vertical-align="middle" draw:textarea-horizontal-align="center" draw:fill="none" draw:stroke="dash" draw:stroke-dash="a338" svg:stroke-width="0.05556in" svg:stroke-color="#172c51" svg:stroke-opacity="100%" draw:stroke-linejoin="miter" svg:stroke-linecap="butt"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gradient" draw:fill-gradient-name="a385" draw:stroke="solid" svg:stroke-width="0.04861in" svg:stroke-color="#000000" svg:stroke-opacity="100%" draw:stroke-linejoin="miter" svg:stroke-linecap="butt" draw:auto-grow-width="false" draw:auto-grow-height="false"/>
      <style:paragraph-properties style:font-independent-line-spacing="true" style:writing-mode="lr-tb"/>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fo:wrap-option="wrap" fo:padding-top="0.05in" fo:padding-bottom="0.05in" fo:padding-left="0.1in" fo:padding-right="0.1in" draw:textarea-vertical-align="middle" draw:textarea-horizontal-align="center" draw:fill="solid" draw:fill-color="#000000" draw:opacity="100%" draw:stroke="solid" svg:stroke-width="0.27778in" svg:stroke-color="#000000" svg:stroke-opacity="100%" draw:stroke-linejoin="miter" svg:stroke-linecap="square" draw:auto-grow-width="false" draw:auto-grow-height="fals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center" draw:fill="solid" draw:fill-color="#a6a6a6" draw:opacity="100%" draw:stroke="solid" svg:stroke-width="0.13889in" svg:stroke-color="#000000" svg:stroke-opacity="100%" draw:stroke-linejoin="miter" svg:stroke-linecap="butt"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379">
      <style:graphic-properties fo:wrap-option="wrap" fo:padding-top="0.05in" fo:padding-bottom="0.05in" fo:padding-left="0.1in" fo:padding-right="0.1in" draw:textarea-vertical-align="middle" draw:textarea-horizontal-align="center" draw:fill="solid" draw:fill-color="#a6a6a6" draw:opacity="100%" draw:stroke="solid" svg:stroke-width="0.13889in" svg:stroke-color="#000000" svg:stroke-opacity="100%" draw:stroke-linejoin="miter" svg:stroke-linecap="butt" draw:auto-grow-width="false" draw:auto-grow-height="fals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fo:wrap-option="wrap" fo:padding-top="0.05in" fo:padding-bottom="0.05in" fo:padding-left="0.1in" fo:padding-right="0.1in" draw:textarea-vertical-align="middle" draw:textarea-horizontal-align="center" draw:fill="gradient" draw:fill-gradient-name="a360" draw:stroke="solid" svg:stroke-width="0.04861in" svg:stroke-color="#000000" svg:stroke-opacity="100%" draw:stroke-linejoin="miter" svg:stroke-linecap="butt"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35" draw:master-page-name="Master1-Layout1-title-Titelfolie" presentation:presentation-page-layout-name="Master1-PPL1" draw:id="Slide-256">
        <draw:custom-shape svg:x="3.75658in" svg:y="1.21052in" svg:width="2.3622in" svg:height="3.93701in" draw:id="id63" draw:style-name="a339" draw:name="Rechteck 3">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g draw:name="Gruppieren 12" draw:id="id64">
          <svg:title/>
          <svg:desc/>
          <draw:g draw:name="Gruppieren 11" draw:id="id76">
            <svg:title/>
            <svg:desc/>
            <draw:g draw:name="Gruppieren 10" draw:id="id81">
              <svg:title/>
              <svg:desc/>
              <draw:custom-shape svg:x="3.75658in" svg:y="1.21052in" svg:width="2.3622in" svg:height="4.46448in" draw:id="id84" draw:style-name="a386" draw:name="Freihandform: Form 56">
                <svg:title/>
                <svg:desc/>
                <text:p text:style-name="a384" text:class-names="" text:cond-style-name=""><text:span text:style-name="a383" text:class-names=""/></text:p>
                <draw:enhanced-geometry xmlns:dr3d="urn:oasis:names:tc:opendocument:xmlns:dr3d:1.0" draw:type="non-primitive" svg:viewBox="0 0 2160000 4082316" draw:enhanced-path="M ?f3 ?f0 L ?f4 ?f0 ?f4 ?f5 ?f6 ?f5 ?f7 ?f8 ?f7 ?f9 ?f1 ?f9 ?f1 ?f10 ?f11 ?f10 ?f11 ?f12 ?f1 ?f12 ?f1 ?f13 ?f11 ?f13 ?f11 ?f14 ?f15 ?f14 ?f15 ?f2 ?f16 ?f2 ?f16 ?f14 ?f17 ?f14 ?f17 ?f13 ?f0 ?f13 ?f0 ?f12 ?f17 ?f12 ?f17 ?f10 ?f0 ?f10 ?f0 ?f9 ?f18 ?f9 ?f18 ?f19 ?f3 ?f20 Z N" draw:text-areas="?f69 ?f71 ?f70 ?f72" draw:glue-points="?f73 ?f74 ?f75 ?f74 ?f75 ?f76 ?f77 ?f76 ?f78 ?f79 ?f78 ?f80 ?f81 ?f80 ?f81 ?f82 ?f83 ?f82 ?f83 ?f84 ?f81 ?f84 ?f81 ?f85 ?f83 ?f85 ?f83 ?f86 ?f87 ?f86 ?f87 ?f88 ?f89 ?f88 ?f89 ?f86 ?f90 ?f86 ?f90 ?f85 ?f91 ?f85 ?f91 ?f84 ?f90 ?f84 ?f90 ?f82 ?f91 ?f82 ?f91 ?f80 ?f92 ?f80 ?f92 ?f93 ?f73 ?f94" draw:glue-point-leaving-directions="-90, -90, -90, -90, -90, -90, -90, -90, -90, -90, -90, -90, -90, -90, -90, -90, -90, -90, -90, -90, -90, -90, -90, -90, -90, -90, -90, -90, -90">
                  <draw:equation draw:name="f0" draw:formula="0"/>
                  <draw:equation draw:name="f1" draw:formula="2160000"/>
                  <draw:equation draw:name="f2" draw:formula="4082316"/>
                  <draw:equation draw:name="f3" draw:formula="539456"/>
                  <draw:equation draw:name="f4" draw:formula="1620544"/>
                  <draw:equation draw:name="f5" draw:formula="1"/>
                  <draw:equation draw:name="f6" draw:formula="1662653"/>
                  <draw:equation draw:name="f7" draw:formula="2065606"/>
                  <draw:equation draw:name="f8" draw:formula="249121"/>
                  <draw:equation draw:name="f9" draw:formula="317084"/>
                  <draw:equation draw:name="f10" draw:formula="1202909"/>
                  <draw:equation draw:name="f11" draw:formula="2064079"/>
                  <draw:equation draw:name="f12" draw:formula="2393534"/>
                  <draw:equation draw:name="f13" draw:formula="3322221"/>
                  <draw:equation draw:name="f14" draw:formula="3531771"/>
                  <draw:equation draw:name="f15" draw:formula="2066625"/>
                  <draw:equation draw:name="f16" draw:formula="100665"/>
                  <draw:equation draw:name="f17" draw:formula="95921"/>
                  <draw:equation draw:name="f18" draw:formula="97516"/>
                  <draw:equation draw:name="f19" draw:formula="291622"/>
                  <draw:equation draw:name="f20" draw:formula="15693"/>
                  <draw:equation draw:name="f21" draw:formula="?f2 - ?f0"/>
                  <draw:equation draw:name="f22" draw:formula="?f1 - ?f0"/>
                  <draw:equation draw:name="f23" draw:formula="?f22 / 2160000"/>
                  <draw:equation draw:name="f24" draw:formula="?f21 / 4082316"/>
                  <draw:equation draw:name="f25" draw:formula="539456 * ?f22"/>
                  <draw:equation draw:name="f26" draw:formula="0 * ?f21"/>
                  <draw:equation draw:name="f27" draw:formula="1620544 * ?f22"/>
                  <draw:equation draw:name="f28" draw:formula="1 * ?f21"/>
                  <draw:equation draw:name="f29" draw:formula="1662653 * ?f22"/>
                  <draw:equation draw:name="f30" draw:formula="2065606 * ?f22"/>
                  <draw:equation draw:name="f31" draw:formula="249121 * ?f21"/>
                  <draw:equation draw:name="f32" draw:formula="317084 * ?f21"/>
                  <draw:equation draw:name="f33" draw:formula="2160000 * ?f22"/>
                  <draw:equation draw:name="f34" draw:formula="1202909 * ?f21"/>
                  <draw:equation draw:name="f35" draw:formula="2064079 * ?f22"/>
                  <draw:equation draw:name="f36" draw:formula="2393534 * ?f21"/>
                  <draw:equation draw:name="f37" draw:formula="3322221 * ?f21"/>
                  <draw:equation draw:name="f38" draw:formula="3531771 * ?f21"/>
                  <draw:equation draw:name="f39" draw:formula="2066625 * ?f22"/>
                  <draw:equation draw:name="f40" draw:formula="4082316 * ?f21"/>
                  <draw:equation draw:name="f41" draw:formula="100665 * ?f22"/>
                  <draw:equation draw:name="f42" draw:formula="95921 * ?f22"/>
                  <draw:equation draw:name="f43" draw:formula="0 * ?f22"/>
                  <draw:equation draw:name="f44" draw:formula="97516 * ?f22"/>
                  <draw:equation draw:name="f45" draw:formula="291622 * ?f21"/>
                  <draw:equation draw:name="f46" draw:formula="15693 * ?f21"/>
                  <draw:equation draw:name="f47" draw:formula="?f25 / 2160000"/>
                  <draw:equation draw:name="f48" draw:formula="?f26 / 4082316"/>
                  <draw:equation draw:name="f49" draw:formula="?f27 / 2160000"/>
                  <draw:equation draw:name="f50" draw:formula="?f28 / 4082316"/>
                  <draw:equation draw:name="f51" draw:formula="?f29 / 2160000"/>
                  <draw:equation draw:name="f52" draw:formula="?f30 / 2160000"/>
                  <draw:equation draw:name="f53" draw:formula="?f31 / 4082316"/>
                  <draw:equation draw:name="f54" draw:formula="?f32 / 4082316"/>
                  <draw:equation draw:name="f55" draw:formula="?f33 / 2160000"/>
                  <draw:equation draw:name="f56" draw:formula="?f34 / 4082316"/>
                  <draw:equation draw:name="f57" draw:formula="?f35 / 2160000"/>
                  <draw:equation draw:name="f58" draw:formula="?f36 / 4082316"/>
                  <draw:equation draw:name="f59" draw:formula="?f37 / 4082316"/>
                  <draw:equation draw:name="f60" draw:formula="?f38 / 4082316"/>
                  <draw:equation draw:name="f61" draw:formula="?f39 / 2160000"/>
                  <draw:equation draw:name="f62" draw:formula="?f40 / 4082316"/>
                  <draw:equation draw:name="f63" draw:formula="?f41 / 2160000"/>
                  <draw:equation draw:name="f64" draw:formula="?f42 / 2160000"/>
                  <draw:equation draw:name="f65" draw:formula="?f43 / 2160000"/>
                  <draw:equation draw:name="f66" draw:formula="?f44 / 2160000"/>
                  <draw:equation draw:name="f67" draw:formula="?f45 / 4082316"/>
                  <draw:equation draw:name="f68" draw:formula="?f46 / 4082316"/>
                  <draw:equation draw:name="f69" draw:formula="?f0 / ?f23"/>
                  <draw:equation draw:name="f70" draw:formula="?f1 / ?f23"/>
                  <draw:equation draw:name="f71" draw:formula="?f0 / ?f24"/>
                  <draw:equation draw:name="f72" draw:formula="?f2 / ?f24"/>
                  <draw:equation draw:name="f73" draw:formula="?f47 / ?f23"/>
                  <draw:equation draw:name="f74" draw:formula="?f48 / ?f24"/>
                  <draw:equation draw:name="f75" draw:formula="?f49 / ?f23"/>
                  <draw:equation draw:name="f76" draw:formula="?f50 / ?f24"/>
                  <draw:equation draw:name="f77" draw:formula="?f51 / ?f23"/>
                  <draw:equation draw:name="f78" draw:formula="?f52 / ?f23"/>
                  <draw:equation draw:name="f79" draw:formula="?f53 / ?f24"/>
                  <draw:equation draw:name="f80" draw:formula="?f54 / ?f24"/>
                  <draw:equation draw:name="f81" draw:formula="?f55 / ?f23"/>
                  <draw:equation draw:name="f82" draw:formula="?f56 / ?f24"/>
                  <draw:equation draw:name="f83" draw:formula="?f57 / ?f23"/>
                  <draw:equation draw:name="f84" draw:formula="?f58 / ?f24"/>
                  <draw:equation draw:name="f85" draw:formula="?f59 / ?f24"/>
                  <draw:equation draw:name="f86" draw:formula="?f60 / ?f24"/>
                  <draw:equation draw:name="f87" draw:formula="?f61 / ?f23"/>
                  <draw:equation draw:name="f88" draw:formula="?f62 / ?f24"/>
                  <draw:equation draw:name="f89" draw:formula="?f63 / ?f23"/>
                  <draw:equation draw:name="f90" draw:formula="?f64 / ?f23"/>
                  <draw:equation draw:name="f91" draw:formula="?f65 / ?f23"/>
                  <draw:equation draw:name="f92" draw:formula="?f66 / ?f23"/>
                  <draw:equation draw:name="f93" draw:formula="?f67 / ?f24"/>
                  <draw:equation draw:name="f94" draw:formula="?f68 / ?f24"/>
                </draw:enhanced-geometry>
              </draw:custom-shape>
              <draw:custom-shape svg:x="3.98976in" svg:y="1.80937in" svg:width="1.89583in" svg:height="1.15625in" draw:id="id85" draw:style-name="a389" draw:name="Freihandform: Form 42">
                <svg:title/>
                <svg:desc/>
                <text:p text:style-name="a388" text:class-names="" text:cond-style-name=""><text:span text:style-name="a387" text:class-names=""/></text:p>
                <draw:enhanced-geometry xmlns:dr3d="urn:oasis:names:tc:opendocument:xmlns:dr3d:1.0" draw:type="non-primitive" svg:viewBox="0 0 2469897 1828801" draw:enhanced-path="M ?f3 ?f2 C ?f4 ?f2 ?f5 ?f6 ?f7 ?f8 L ?f1 ?f9 ?f10 ?f11 ?f1 ?f11 ?f12 ?f0 ?f13 ?f0 ?f0 ?f11 ?f14 ?f11 ?f0 ?f15 ?f16 ?f8 C ?f17 ?f6 ?f18 ?f2 ?f3 ?f2 Z N" draw:text-areas="?f53 ?f55 ?f54 ?f56" draw:glue-points="?f57 ?f58 ?f59 ?f60 ?f61 ?f62 ?f63 ?f64 ?f61 ?f64 ?f65 ?f66 ?f67 ?f66 ?f68 ?f64 ?f69 ?f64 ?f68 ?f70 ?f71 ?f60 ?f57 ?f58" draw:glue-point-leaving-directions="-90, -90, -90, -90, -90, -90, -90, -90, -90, -90, -90, -90" draw:mirror-vertical="true">
                  <draw:equation draw:name="f0" draw:formula="0"/>
                  <draw:equation draw:name="f1" draw:formula="2469897"/>
                  <draw:equation draw:name="f2" draw:formula="1828801"/>
                  <draw:equation draw:name="f3" draw:formula="1234949"/>
                  <draw:equation draw:name="f4" draw:formula="1775032"/>
                  <draw:equation draw:name="f5" draw:formula="2238420"/>
                  <draw:equation draw:name="f6" draw:formula="1722580"/>
                  <draw:equation draw:name="f7" draw:formula="2436359"/>
                  <draw:equation draw:name="f8" draw:formula="1571196"/>
                  <draw:equation draw:name="f9" draw:formula="1541554"/>
                  <draw:equation draw:name="f10" draw:formula="2469859"/>
                  <draw:equation draw:name="f11" draw:formula="1541500"/>
                  <draw:equation draw:name="f12" draw:formula="1913492"/>
                  <draw:equation draw:name="f13" draw:formula="556405"/>
                  <draw:equation draw:name="f14" draw:formula="37"/>
                  <draw:equation draw:name="f15" draw:formula="1541553"/>
                  <draw:equation draw:name="f16" draw:formula="33540"/>
                  <draw:equation draw:name="f17" draw:formula="231479"/>
                  <draw:equation draw:name="f18" draw:formula="694867"/>
                  <draw:equation draw:name="f19" draw:formula="?f2 - ?f0"/>
                  <draw:equation draw:name="f20" draw:formula="?f1 - ?f0"/>
                  <draw:equation draw:name="f21" draw:formula="?f20 / 2469897"/>
                  <draw:equation draw:name="f22" draw:formula="?f19 / 1828801"/>
                  <draw:equation draw:name="f23" draw:formula="1234949 * ?f20"/>
                  <draw:equation draw:name="f24" draw:formula="1828801 * ?f19"/>
                  <draw:equation draw:name="f25" draw:formula="2436359 * ?f20"/>
                  <draw:equation draw:name="f26" draw:formula="1571196 * ?f19"/>
                  <draw:equation draw:name="f27" draw:formula="2469897 * ?f20"/>
                  <draw:equation draw:name="f28" draw:formula="1541554 * ?f19"/>
                  <draw:equation draw:name="f29" draw:formula="2469859 * ?f20"/>
                  <draw:equation draw:name="f30" draw:formula="1541500 * ?f19"/>
                  <draw:equation draw:name="f31" draw:formula="1913492 * ?f20"/>
                  <draw:equation draw:name="f32" draw:formula="0 * ?f19"/>
                  <draw:equation draw:name="f33" draw:formula="556405 * ?f20"/>
                  <draw:equation draw:name="f34" draw:formula="0 * ?f20"/>
                  <draw:equation draw:name="f35" draw:formula="37 * ?f20"/>
                  <draw:equation draw:name="f36" draw:formula="1541553 * ?f19"/>
                  <draw:equation draw:name="f37" draw:formula="33540 * ?f20"/>
                  <draw:equation draw:name="f38" draw:formula="?f23 / 2469897"/>
                  <draw:equation draw:name="f39" draw:formula="?f24 / 1828801"/>
                  <draw:equation draw:name="f40" draw:formula="?f25 / 2469897"/>
                  <draw:equation draw:name="f41" draw:formula="?f26 / 1828801"/>
                  <draw:equation draw:name="f42" draw:formula="?f27 / 2469897"/>
                  <draw:equation draw:name="f43" draw:formula="?f28 / 1828801"/>
                  <draw:equation draw:name="f44" draw:formula="?f29 / 2469897"/>
                  <draw:equation draw:name="f45" draw:formula="?f30 / 1828801"/>
                  <draw:equation draw:name="f46" draw:formula="?f31 / 2469897"/>
                  <draw:equation draw:name="f47" draw:formula="?f32 / 1828801"/>
                  <draw:equation draw:name="f48" draw:formula="?f33 / 2469897"/>
                  <draw:equation draw:name="f49" draw:formula="?f34 / 2469897"/>
                  <draw:equation draw:name="f50" draw:formula="?f35 / 2469897"/>
                  <draw:equation draw:name="f51" draw:formula="?f36 / 1828801"/>
                  <draw:equation draw:name="f52" draw:formula="?f37 / 2469897"/>
                  <draw:equation draw:name="f53" draw:formula="?f0 / ?f21"/>
                  <draw:equation draw:name="f54" draw:formula="?f1 / ?f21"/>
                  <draw:equation draw:name="f55" draw:formula="?f0 / ?f22"/>
                  <draw:equation draw:name="f56" draw:formula="?f2 / ?f22"/>
                  <draw:equation draw:name="f57" draw:formula="?f38 / ?f21"/>
                  <draw:equation draw:name="f58" draw:formula="?f39 / ?f22"/>
                  <draw:equation draw:name="f59" draw:formula="?f40 / ?f21"/>
                  <draw:equation draw:name="f60" draw:formula="?f41 / ?f22"/>
                  <draw:equation draw:name="f61" draw:formula="?f42 / ?f21"/>
                  <draw:equation draw:name="f62" draw:formula="?f43 / ?f22"/>
                  <draw:equation draw:name="f63" draw:formula="?f44 / ?f21"/>
                  <draw:equation draw:name="f64" draw:formula="?f45 / ?f22"/>
                  <draw:equation draw:name="f65" draw:formula="?f46 / ?f21"/>
                  <draw:equation draw:name="f66" draw:formula="?f47 / ?f22"/>
                  <draw:equation draw:name="f67" draw:formula="?f48 / ?f21"/>
                  <draw:equation draw:name="f68" draw:formula="?f49 / ?f21"/>
                  <draw:equation draw:name="f69" draw:formula="?f50 / ?f21"/>
                  <draw:equation draw:name="f70" draw:formula="?f51 / ?f22"/>
                  <draw:equation draw:name="f71" draw:formula="?f52 / ?f21"/>
                </draw:enhanced-geometry>
              </draw:custom-shape>
            </draw:g>
            <draw:custom-shape svg:x="4.05884in" svg:y="3.9728in" svg:width="1.75769in" svg:height="1.63712in" draw:id="id82" draw:style-name="a379" draw:name="Freihandform: Form 53">
              <svg:title/>
              <svg:desc/>
              <text:p text:style-name="a378" text:class-names="" text:cond-style-name=""><text:span text:style-name="a377" text:class-names=""/></text:p>
              <draw:enhanced-geometry xmlns:dr3d="urn:oasis:names:tc:opendocument:xmlns:dr3d:1.0" draw:type="non-primitive" svg:viewBox="0 0 1909528 1466850" draw:enhanced-path="M ?f3 ?f0 L ?f4 ?f0 ?f1 ?f2 ?f0 ?f2 Z N" draw:text-areas="?f21 ?f23 ?f22 ?f24" draw:glue-points="?f25 ?f26 ?f27 ?f26 ?f28 ?f29 ?f30 ?f29" draw:glue-point-leaving-directions="-90, -90, -90, -90">
                <draw:equation draw:name="f0" draw:formula="0"/>
                <draw:equation draw:name="f1" draw:formula="1909528"/>
                <draw:equation draw:name="f2" draw:formula="1466850"/>
                <draw:equation draw:name="f3" draw:formula="263353"/>
                <draw:equation draw:name="f4" draw:formula="1646174"/>
                <draw:equation draw:name="f5" draw:formula="?f2 - ?f0"/>
                <draw:equation draw:name="f6" draw:formula="?f1 - ?f0"/>
                <draw:equation draw:name="f7" draw:formula="?f6 / 1909528"/>
                <draw:equation draw:name="f8" draw:formula="?f5 / 1466850"/>
                <draw:equation draw:name="f9" draw:formula="263353 * ?f6"/>
                <draw:equation draw:name="f10" draw:formula="0 * ?f5"/>
                <draw:equation draw:name="f11" draw:formula="1646174 * ?f6"/>
                <draw:equation draw:name="f12" draw:formula="1909528 * ?f6"/>
                <draw:equation draw:name="f13" draw:formula="1466850 * ?f5"/>
                <draw:equation draw:name="f14" draw:formula="0 * ?f6"/>
                <draw:equation draw:name="f15" draw:formula="?f9 / 1909528"/>
                <draw:equation draw:name="f16" draw:formula="?f10 / 1466850"/>
                <draw:equation draw:name="f17" draw:formula="?f11 / 1909528"/>
                <draw:equation draw:name="f18" draw:formula="?f12 / 1909528"/>
                <draw:equation draw:name="f19" draw:formula="?f13 / 1466850"/>
                <draw:equation draw:name="f20" draw:formula="?f14 / 1909528"/>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7"/>
              </draw:enhanced-geometry>
            </draw:custom-shape>
            <draw:custom-shape svg:x="3.93786in" svg:y="2.5625in" svg:width="1.99964in" svg:height="2.33854in" draw:id="id83" draw:style-name="a382" draw:name="Freihandform: Form 81">
              <svg:title/>
              <svg:desc/>
              <text:p text:style-name="a381" text:class-names="" text:cond-style-name=""><text:span text:style-name="a380" text:class-names=""/></text:p>
              <draw:enhanced-geometry xmlns:dr3d="urn:oasis:names:tc:opendocument:xmlns:dr3d:1.0" draw:type="non-primitive" svg:viewBox="0 0 1828470 2138364" draw:enhanced-path="M ?f0 ?f3 L ?f4 ?f2 ?f5 ?f6 ?f7 ?f8 Z M ?f1 ?f0 L ?f9 ?f10 ?f11 ?f12 ?f13 ?f14 Z N" draw:text-areas="?f51 ?f53 ?f52 ?f54" draw:glue-points="?f55 ?f56 ?f57 ?f58 ?f59 ?f60 ?f61 ?f62 ?f63 ?f64 ?f65 ?f66 ?f67 ?f68 ?f69 ?f70" draw:glue-point-leaving-directions="-90, -90, -90, -90, -90, -90, -90, -90" draw:mirror-horizontal="true">
                <draw:equation draw:name="f0" draw:formula="0"/>
                <draw:equation draw:name="f1" draw:formula="1828470"/>
                <draw:equation draw:name="f2" draw:formula="2138364"/>
                <draw:equation draw:name="f3" draw:formula="1"/>
                <draw:equation draw:name="f4" draw:formula="33338"/>
                <draw:equation draw:name="f5" draw:formula="214312"/>
                <draw:equation draw:name="f6" draw:formula="931401"/>
                <draw:equation draw:name="f7" draw:formula="223837"/>
                <draw:equation draw:name="f8" draw:formula="523569"/>
                <draw:equation draw:name="f9" draw:formula="1604633"/>
                <draw:equation draw:name="f10" draw:formula="523568"/>
                <draw:equation draw:name="f11" draw:formula="1614158"/>
                <draw:equation draw:name="f12" draw:formula="931400"/>
                <draw:equation draw:name="f13" draw:formula="1795132"/>
                <draw:equation draw:name="f14" draw:formula="2138363"/>
                <draw:equation draw:name="f15" draw:formula="?f2 - ?f0"/>
                <draw:equation draw:name="f16" draw:formula="?f1 - ?f0"/>
                <draw:equation draw:name="f17" draw:formula="?f16 / 1828470"/>
                <draw:equation draw:name="f18" draw:formula="?f15 / 2138364"/>
                <draw:equation draw:name="f19" draw:formula="0 * ?f16"/>
                <draw:equation draw:name="f20" draw:formula="1 * ?f15"/>
                <draw:equation draw:name="f21" draw:formula="33338 * ?f16"/>
                <draw:equation draw:name="f22" draw:formula="2138364 * ?f15"/>
                <draw:equation draw:name="f23" draw:formula="214312 * ?f16"/>
                <draw:equation draw:name="f24" draw:formula="931401 * ?f15"/>
                <draw:equation draw:name="f25" draw:formula="223837 * ?f16"/>
                <draw:equation draw:name="f26" draw:formula="523569 * ?f15"/>
                <draw:equation draw:name="f27" draw:formula="1828470 * ?f16"/>
                <draw:equation draw:name="f28" draw:formula="0 * ?f15"/>
                <draw:equation draw:name="f29" draw:formula="1604633 * ?f16"/>
                <draw:equation draw:name="f30" draw:formula="523568 * ?f15"/>
                <draw:equation draw:name="f31" draw:formula="1614158 * ?f16"/>
                <draw:equation draw:name="f32" draw:formula="931400 * ?f15"/>
                <draw:equation draw:name="f33" draw:formula="1795132 * ?f16"/>
                <draw:equation draw:name="f34" draw:formula="2138363 * ?f15"/>
                <draw:equation draw:name="f35" draw:formula="?f19 / 1828470"/>
                <draw:equation draw:name="f36" draw:formula="?f20 / 2138364"/>
                <draw:equation draw:name="f37" draw:formula="?f21 / 1828470"/>
                <draw:equation draw:name="f38" draw:formula="?f22 / 2138364"/>
                <draw:equation draw:name="f39" draw:formula="?f23 / 1828470"/>
                <draw:equation draw:name="f40" draw:formula="?f24 / 2138364"/>
                <draw:equation draw:name="f41" draw:formula="?f25 / 1828470"/>
                <draw:equation draw:name="f42" draw:formula="?f26 / 2138364"/>
                <draw:equation draw:name="f43" draw:formula="?f27 / 1828470"/>
                <draw:equation draw:name="f44" draw:formula="?f28 / 2138364"/>
                <draw:equation draw:name="f45" draw:formula="?f29 / 1828470"/>
                <draw:equation draw:name="f46" draw:formula="?f30 / 2138364"/>
                <draw:equation draw:name="f47" draw:formula="?f31 / 1828470"/>
                <draw:equation draw:name="f48" draw:formula="?f32 / 2138364"/>
                <draw:equation draw:name="f49" draw:formula="?f33 / 1828470"/>
                <draw:equation draw:name="f50" draw:formula="?f34 / 2138364"/>
                <draw:equation draw:name="f51" draw:formula="?f0 / ?f17"/>
                <draw:equation draw:name="f52" draw:formula="?f1 / ?f17"/>
                <draw:equation draw:name="f53" draw:formula="?f0 / ?f18"/>
                <draw:equation draw:name="f54" draw:formula="?f2 / ?f18"/>
                <draw:equation draw:name="f55" draw:formula="?f35 / ?f17"/>
                <draw:equation draw:name="f56" draw:formula="?f36 / ?f18"/>
                <draw:equation draw:name="f57" draw:formula="?f37 / ?f17"/>
                <draw:equation draw:name="f58" draw:formula="?f38 / ?f18"/>
                <draw:equation draw:name="f59" draw:formula="?f39 / ?f17"/>
                <draw:equation draw:name="f60" draw:formula="?f40 / ?f18"/>
                <draw:equation draw:name="f61" draw:formula="?f41 / ?f17"/>
                <draw:equation draw:name="f62" draw:formula="?f42 / ?f18"/>
                <draw:equation draw:name="f63" draw:formula="?f43 / ?f17"/>
                <draw:equation draw:name="f64" draw:formula="?f44 / ?f18"/>
                <draw:equation draw:name="f65" draw:formula="?f45 / ?f17"/>
                <draw:equation draw:name="f66" draw:formula="?f46 / ?f18"/>
                <draw:equation draw:name="f67" draw:formula="?f47 / ?f17"/>
                <draw:equation draw:name="f68" draw:formula="?f48 / ?f18"/>
                <draw:equation draw:name="f69" draw:formula="?f49 / ?f17"/>
                <draw:equation draw:name="f70" draw:formula="?f50 / ?f18"/>
              </draw:enhanced-geometry>
            </draw:custom-shape>
          </draw:g>
          <draw:custom-shape svg:x="6.02234in" svg:y="1.55729in" svg:width="0.09644in" svg:height="0.96354in" draw:id="id77" draw:style-name="a367" draw:name="Rechteck 77">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custom-shape svg:x="3.75658in" svg:y="1.55729in" svg:width="0.09644in" svg:height="0.96354in" draw:id="id78" draw:style-name="a370" draw:name="Rechteck 78">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6.02234in" svg:y="3.83854in" svg:width="0.09644in" svg:height="1.01042in" draw:id="id79" draw:style-name="a373" draw:name="Rechteck 79">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custom-shape svg:x="3.75658in" svg:y="3.83854in" svg:width="0.09644in" svg:height="1.01042in" draw:id="id80" draw:style-name="a376" draw:name="Rechteck 80">
            <svg:title/>
            <svg:desc/>
            <text:p text:style-name="a375" text:class-names="" text:cond-style-name=""><text:span text:style-name="a374" text:class-names=""/></text:p>
            <draw:enhanced-geometry xmlns:dr3d="urn:oasis:names:tc:opendocument:xmlns:dr3d:1.0" draw:type="non-primitive" svg:viewBox="0 0 21600 21600" draw:enhanced-path="M 0 0 L 21600 0 21600 21600 0 21600 Z N"/>
          </draw:custom-shape>
        </draw:g>
        <draw:g draw:name="Gruppieren 13" draw:id="id65">
          <svg:title/>
          <svg:desc/>
          <draw:g draw:name="Gruppieren 14" draw:id="id66">
            <svg:title/>
            <svg:desc/>
            <draw:g draw:name="Gruppieren 19" draw:id="id71">
              <svg:title/>
              <svg:desc/>
              <draw:custom-shape svg:x="7.71667in" svg:y="2.2in" svg:width="2.01878in" svg:height="3.66666in" draw:id="id74" draw:style-name="a361" draw:name="Freihandform: Form 56">
                <svg:title/>
                <svg:desc/>
                <text:p text:style-name="a359" text:class-names="" text:cond-style-name=""><text:span text:style-name="a358" text:class-names=""/></text:p>
                <draw:enhanced-geometry xmlns:dr3d="urn:oasis:names:tc:opendocument:xmlns:dr3d:1.0" draw:type="non-primitive" svg:viewBox="0 0 2160000 4082316" draw:enhanced-path="M ?f3 ?f0 L ?f4 ?f0 ?f4 ?f5 ?f6 ?f5 ?f7 ?f8 ?f7 ?f9 ?f1 ?f9 ?f1 ?f10 ?f11 ?f10 ?f11 ?f12 ?f1 ?f12 ?f1 ?f13 ?f11 ?f13 ?f11 ?f14 ?f15 ?f14 ?f15 ?f2 ?f16 ?f2 ?f16 ?f14 ?f17 ?f14 ?f17 ?f13 ?f0 ?f13 ?f0 ?f12 ?f17 ?f12 ?f17 ?f10 ?f0 ?f10 ?f0 ?f9 ?f18 ?f9 ?f18 ?f19 ?f3 ?f20 Z N" draw:text-areas="?f69 ?f71 ?f70 ?f72" draw:glue-points="?f73 ?f74 ?f75 ?f74 ?f75 ?f76 ?f77 ?f76 ?f78 ?f79 ?f78 ?f80 ?f81 ?f80 ?f81 ?f82 ?f83 ?f82 ?f83 ?f84 ?f81 ?f84 ?f81 ?f85 ?f83 ?f85 ?f83 ?f86 ?f87 ?f86 ?f87 ?f88 ?f89 ?f88 ?f89 ?f86 ?f90 ?f86 ?f90 ?f85 ?f91 ?f85 ?f91 ?f84 ?f90 ?f84 ?f90 ?f82 ?f91 ?f82 ?f91 ?f80 ?f92 ?f80 ?f92 ?f93 ?f73 ?f94" draw:glue-point-leaving-directions="-90, -90, -90, -90, -90, -90, -90, -90, -90, -90, -90, -90, -90, -90, -90, -90, -90, -90, -90, -90, -90, -90, -90, -90, -90, -90, -90, -90, -90">
                  <draw:equation draw:name="f0" draw:formula="0"/>
                  <draw:equation draw:name="f1" draw:formula="2160000"/>
                  <draw:equation draw:name="f2" draw:formula="4082316"/>
                  <draw:equation draw:name="f3" draw:formula="539456"/>
                  <draw:equation draw:name="f4" draw:formula="1620544"/>
                  <draw:equation draw:name="f5" draw:formula="1"/>
                  <draw:equation draw:name="f6" draw:formula="1662653"/>
                  <draw:equation draw:name="f7" draw:formula="2065606"/>
                  <draw:equation draw:name="f8" draw:formula="249121"/>
                  <draw:equation draw:name="f9" draw:formula="317084"/>
                  <draw:equation draw:name="f10" draw:formula="1202909"/>
                  <draw:equation draw:name="f11" draw:formula="2064079"/>
                  <draw:equation draw:name="f12" draw:formula="2393534"/>
                  <draw:equation draw:name="f13" draw:formula="3322221"/>
                  <draw:equation draw:name="f14" draw:formula="3531771"/>
                  <draw:equation draw:name="f15" draw:formula="2066625"/>
                  <draw:equation draw:name="f16" draw:formula="100665"/>
                  <draw:equation draw:name="f17" draw:formula="95921"/>
                  <draw:equation draw:name="f18" draw:formula="97516"/>
                  <draw:equation draw:name="f19" draw:formula="291622"/>
                  <draw:equation draw:name="f20" draw:formula="15693"/>
                  <draw:equation draw:name="f21" draw:formula="?f2 - ?f0"/>
                  <draw:equation draw:name="f22" draw:formula="?f1 - ?f0"/>
                  <draw:equation draw:name="f23" draw:formula="?f22 / 2160000"/>
                  <draw:equation draw:name="f24" draw:formula="?f21 / 4082316"/>
                  <draw:equation draw:name="f25" draw:formula="539456 * ?f22"/>
                  <draw:equation draw:name="f26" draw:formula="0 * ?f21"/>
                  <draw:equation draw:name="f27" draw:formula="1620544 * ?f22"/>
                  <draw:equation draw:name="f28" draw:formula="1 * ?f21"/>
                  <draw:equation draw:name="f29" draw:formula="1662653 * ?f22"/>
                  <draw:equation draw:name="f30" draw:formula="2065606 * ?f22"/>
                  <draw:equation draw:name="f31" draw:formula="249121 * ?f21"/>
                  <draw:equation draw:name="f32" draw:formula="317084 * ?f21"/>
                  <draw:equation draw:name="f33" draw:formula="2160000 * ?f22"/>
                  <draw:equation draw:name="f34" draw:formula="1202909 * ?f21"/>
                  <draw:equation draw:name="f35" draw:formula="2064079 * ?f22"/>
                  <draw:equation draw:name="f36" draw:formula="2393534 * ?f21"/>
                  <draw:equation draw:name="f37" draw:formula="3322221 * ?f21"/>
                  <draw:equation draw:name="f38" draw:formula="3531771 * ?f21"/>
                  <draw:equation draw:name="f39" draw:formula="2066625 * ?f22"/>
                  <draw:equation draw:name="f40" draw:formula="4082316 * ?f21"/>
                  <draw:equation draw:name="f41" draw:formula="100665 * ?f22"/>
                  <draw:equation draw:name="f42" draw:formula="95921 * ?f22"/>
                  <draw:equation draw:name="f43" draw:formula="0 * ?f22"/>
                  <draw:equation draw:name="f44" draw:formula="97516 * ?f22"/>
                  <draw:equation draw:name="f45" draw:formula="291622 * ?f21"/>
                  <draw:equation draw:name="f46" draw:formula="15693 * ?f21"/>
                  <draw:equation draw:name="f47" draw:formula="?f25 / 2160000"/>
                  <draw:equation draw:name="f48" draw:formula="?f26 / 4082316"/>
                  <draw:equation draw:name="f49" draw:formula="?f27 / 2160000"/>
                  <draw:equation draw:name="f50" draw:formula="?f28 / 4082316"/>
                  <draw:equation draw:name="f51" draw:formula="?f29 / 2160000"/>
                  <draw:equation draw:name="f52" draw:formula="?f30 / 2160000"/>
                  <draw:equation draw:name="f53" draw:formula="?f31 / 4082316"/>
                  <draw:equation draw:name="f54" draw:formula="?f32 / 4082316"/>
                  <draw:equation draw:name="f55" draw:formula="?f33 / 2160000"/>
                  <draw:equation draw:name="f56" draw:formula="?f34 / 4082316"/>
                  <draw:equation draw:name="f57" draw:formula="?f35 / 2160000"/>
                  <draw:equation draw:name="f58" draw:formula="?f36 / 4082316"/>
                  <draw:equation draw:name="f59" draw:formula="?f37 / 4082316"/>
                  <draw:equation draw:name="f60" draw:formula="?f38 / 4082316"/>
                  <draw:equation draw:name="f61" draw:formula="?f39 / 2160000"/>
                  <draw:equation draw:name="f62" draw:formula="?f40 / 4082316"/>
                  <draw:equation draw:name="f63" draw:formula="?f41 / 2160000"/>
                  <draw:equation draw:name="f64" draw:formula="?f42 / 2160000"/>
                  <draw:equation draw:name="f65" draw:formula="?f43 / 2160000"/>
                  <draw:equation draw:name="f66" draw:formula="?f44 / 2160000"/>
                  <draw:equation draw:name="f67" draw:formula="?f45 / 4082316"/>
                  <draw:equation draw:name="f68" draw:formula="?f46 / 4082316"/>
                  <draw:equation draw:name="f69" draw:formula="?f0 / ?f23"/>
                  <draw:equation draw:name="f70" draw:formula="?f1 / ?f23"/>
                  <draw:equation draw:name="f71" draw:formula="?f0 / ?f24"/>
                  <draw:equation draw:name="f72" draw:formula="?f2 / ?f24"/>
                  <draw:equation draw:name="f73" draw:formula="?f47 / ?f23"/>
                  <draw:equation draw:name="f74" draw:formula="?f48 / ?f24"/>
                  <draw:equation draw:name="f75" draw:formula="?f49 / ?f23"/>
                  <draw:equation draw:name="f76" draw:formula="?f50 / ?f24"/>
                  <draw:equation draw:name="f77" draw:formula="?f51 / ?f23"/>
                  <draw:equation draw:name="f78" draw:formula="?f52 / ?f23"/>
                  <draw:equation draw:name="f79" draw:formula="?f53 / ?f24"/>
                  <draw:equation draw:name="f80" draw:formula="?f54 / ?f24"/>
                  <draw:equation draw:name="f81" draw:formula="?f55 / ?f23"/>
                  <draw:equation draw:name="f82" draw:formula="?f56 / ?f24"/>
                  <draw:equation draw:name="f83" draw:formula="?f57 / ?f23"/>
                  <draw:equation draw:name="f84" draw:formula="?f58 / ?f24"/>
                  <draw:equation draw:name="f85" draw:formula="?f59 / ?f24"/>
                  <draw:equation draw:name="f86" draw:formula="?f60 / ?f24"/>
                  <draw:equation draw:name="f87" draw:formula="?f61 / ?f23"/>
                  <draw:equation draw:name="f88" draw:formula="?f62 / ?f24"/>
                  <draw:equation draw:name="f89" draw:formula="?f63 / ?f23"/>
                  <draw:equation draw:name="f90" draw:formula="?f64 / ?f23"/>
                  <draw:equation draw:name="f91" draw:formula="?f65 / ?f23"/>
                  <draw:equation draw:name="f92" draw:formula="?f66 / ?f23"/>
                  <draw:equation draw:name="f93" draw:formula="?f67 / ?f24"/>
                  <draw:equation draw:name="f94" draw:formula="?f68 / ?f24"/>
                </draw:enhanced-geometry>
              </draw:custom-shape>
              <draw:custom-shape svg:x="7.91595in" svg:y="2.69183in" svg:width="1.62021in" svg:height="0.94962in" draw:id="id75" draw:style-name="a364" draw:name="Freihandform: Form 42">
                <svg:title/>
                <svg:desc/>
                <text:p text:style-name="a363" text:class-names="" text:cond-style-name=""><text:span text:style-name="a362" text:class-names=""/></text:p>
                <draw:enhanced-geometry xmlns:dr3d="urn:oasis:names:tc:opendocument:xmlns:dr3d:1.0" draw:type="non-primitive" svg:viewBox="0 0 2469897 1828801" draw:enhanced-path="M ?f3 ?f2 C ?f4 ?f2 ?f5 ?f6 ?f7 ?f8 L ?f1 ?f9 ?f10 ?f11 ?f1 ?f11 ?f12 ?f0 ?f13 ?f0 ?f0 ?f11 ?f14 ?f11 ?f0 ?f15 ?f16 ?f8 C ?f17 ?f6 ?f18 ?f2 ?f3 ?f2 Z N" draw:text-areas="?f53 ?f55 ?f54 ?f56" draw:glue-points="?f57 ?f58 ?f59 ?f60 ?f61 ?f62 ?f63 ?f64 ?f61 ?f64 ?f65 ?f66 ?f67 ?f66 ?f68 ?f64 ?f69 ?f64 ?f68 ?f70 ?f71 ?f60 ?f57 ?f58" draw:glue-point-leaving-directions="-90, -90, -90, -90, -90, -90, -90, -90, -90, -90, -90, -90" draw:mirror-vertical="true">
                  <draw:equation draw:name="f0" draw:formula="0"/>
                  <draw:equation draw:name="f1" draw:formula="2469897"/>
                  <draw:equation draw:name="f2" draw:formula="1828801"/>
                  <draw:equation draw:name="f3" draw:formula="1234949"/>
                  <draw:equation draw:name="f4" draw:formula="1775032"/>
                  <draw:equation draw:name="f5" draw:formula="2238420"/>
                  <draw:equation draw:name="f6" draw:formula="1722580"/>
                  <draw:equation draw:name="f7" draw:formula="2436359"/>
                  <draw:equation draw:name="f8" draw:formula="1571196"/>
                  <draw:equation draw:name="f9" draw:formula="1541554"/>
                  <draw:equation draw:name="f10" draw:formula="2469859"/>
                  <draw:equation draw:name="f11" draw:formula="1541500"/>
                  <draw:equation draw:name="f12" draw:formula="1913492"/>
                  <draw:equation draw:name="f13" draw:formula="556405"/>
                  <draw:equation draw:name="f14" draw:formula="37"/>
                  <draw:equation draw:name="f15" draw:formula="1541553"/>
                  <draw:equation draw:name="f16" draw:formula="33540"/>
                  <draw:equation draw:name="f17" draw:formula="231479"/>
                  <draw:equation draw:name="f18" draw:formula="694867"/>
                  <draw:equation draw:name="f19" draw:formula="?f2 - ?f0"/>
                  <draw:equation draw:name="f20" draw:formula="?f1 - ?f0"/>
                  <draw:equation draw:name="f21" draw:formula="?f20 / 2469897"/>
                  <draw:equation draw:name="f22" draw:formula="?f19 / 1828801"/>
                  <draw:equation draw:name="f23" draw:formula="1234949 * ?f20"/>
                  <draw:equation draw:name="f24" draw:formula="1828801 * ?f19"/>
                  <draw:equation draw:name="f25" draw:formula="2436359 * ?f20"/>
                  <draw:equation draw:name="f26" draw:formula="1571196 * ?f19"/>
                  <draw:equation draw:name="f27" draw:formula="2469897 * ?f20"/>
                  <draw:equation draw:name="f28" draw:formula="1541554 * ?f19"/>
                  <draw:equation draw:name="f29" draw:formula="2469859 * ?f20"/>
                  <draw:equation draw:name="f30" draw:formula="1541500 * ?f19"/>
                  <draw:equation draw:name="f31" draw:formula="1913492 * ?f20"/>
                  <draw:equation draw:name="f32" draw:formula="0 * ?f19"/>
                  <draw:equation draw:name="f33" draw:formula="556405 * ?f20"/>
                  <draw:equation draw:name="f34" draw:formula="0 * ?f20"/>
                  <draw:equation draw:name="f35" draw:formula="37 * ?f20"/>
                  <draw:equation draw:name="f36" draw:formula="1541553 * ?f19"/>
                  <draw:equation draw:name="f37" draw:formula="33540 * ?f20"/>
                  <draw:equation draw:name="f38" draw:formula="?f23 / 2469897"/>
                  <draw:equation draw:name="f39" draw:formula="?f24 / 1828801"/>
                  <draw:equation draw:name="f40" draw:formula="?f25 / 2469897"/>
                  <draw:equation draw:name="f41" draw:formula="?f26 / 1828801"/>
                  <draw:equation draw:name="f42" draw:formula="?f27 / 2469897"/>
                  <draw:equation draw:name="f43" draw:formula="?f28 / 1828801"/>
                  <draw:equation draw:name="f44" draw:formula="?f29 / 2469897"/>
                  <draw:equation draw:name="f45" draw:formula="?f30 / 1828801"/>
                  <draw:equation draw:name="f46" draw:formula="?f31 / 2469897"/>
                  <draw:equation draw:name="f47" draw:formula="?f32 / 1828801"/>
                  <draw:equation draw:name="f48" draw:formula="?f33 / 2469897"/>
                  <draw:equation draw:name="f49" draw:formula="?f34 / 2469897"/>
                  <draw:equation draw:name="f50" draw:formula="?f35 / 2469897"/>
                  <draw:equation draw:name="f51" draw:formula="?f36 / 1828801"/>
                  <draw:equation draw:name="f52" draw:formula="?f37 / 2469897"/>
                  <draw:equation draw:name="f53" draw:formula="?f0 / ?f21"/>
                  <draw:equation draw:name="f54" draw:formula="?f1 / ?f21"/>
                  <draw:equation draw:name="f55" draw:formula="?f0 / ?f22"/>
                  <draw:equation draw:name="f56" draw:formula="?f2 / ?f22"/>
                  <draw:equation draw:name="f57" draw:formula="?f38 / ?f21"/>
                  <draw:equation draw:name="f58" draw:formula="?f39 / ?f22"/>
                  <draw:equation draw:name="f59" draw:formula="?f40 / ?f21"/>
                  <draw:equation draw:name="f60" draw:formula="?f41 / ?f22"/>
                  <draw:equation draw:name="f61" draw:formula="?f42 / ?f21"/>
                  <draw:equation draw:name="f62" draw:formula="?f43 / ?f22"/>
                  <draw:equation draw:name="f63" draw:formula="?f44 / ?f21"/>
                  <draw:equation draw:name="f64" draw:formula="?f45 / ?f22"/>
                  <draw:equation draw:name="f65" draw:formula="?f46 / ?f21"/>
                  <draw:equation draw:name="f66" draw:formula="?f47 / ?f22"/>
                  <draw:equation draw:name="f67" draw:formula="?f48 / ?f21"/>
                  <draw:equation draw:name="f68" draw:formula="?f49 / ?f21"/>
                  <draw:equation draw:name="f69" draw:formula="?f50 / ?f21"/>
                  <draw:equation draw:name="f70" draw:formula="?f51 / ?f22"/>
                  <draw:equation draw:name="f71" draw:formula="?f52 / ?f21"/>
                </draw:enhanced-geometry>
              </draw:custom-shape>
            </draw:g>
            <draw:custom-shape svg:x="7.97498in" svg:y="4.46865in" svg:width="1.50215in" svg:height="1.34456in" draw:id="id72" draw:style-name="a354" draw:name="Freihandform: Form 53">
              <svg:title/>
              <svg:desc/>
              <text:p text:style-name="a353" text:class-names="" text:cond-style-name=""><text:span text:style-name="a352" text:class-names=""/></text:p>
              <draw:enhanced-geometry xmlns:dr3d="urn:oasis:names:tc:opendocument:xmlns:dr3d:1.0" draw:type="non-primitive" svg:viewBox="0 0 1909528 1466850" draw:enhanced-path="M ?f3 ?f0 L ?f4 ?f0 ?f1 ?f2 ?f0 ?f2 Z N" draw:text-areas="?f21 ?f23 ?f22 ?f24" draw:glue-points="?f25 ?f26 ?f27 ?f26 ?f28 ?f29 ?f30 ?f29" draw:glue-point-leaving-directions="-90, -90, -90, -90">
                <draw:equation draw:name="f0" draw:formula="0"/>
                <draw:equation draw:name="f1" draw:formula="1909528"/>
                <draw:equation draw:name="f2" draw:formula="1466850"/>
                <draw:equation draw:name="f3" draw:formula="263353"/>
                <draw:equation draw:name="f4" draw:formula="1646174"/>
                <draw:equation draw:name="f5" draw:formula="?f2 - ?f0"/>
                <draw:equation draw:name="f6" draw:formula="?f1 - ?f0"/>
                <draw:equation draw:name="f7" draw:formula="?f6 / 1909528"/>
                <draw:equation draw:name="f8" draw:formula="?f5 / 1466850"/>
                <draw:equation draw:name="f9" draw:formula="263353 * ?f6"/>
                <draw:equation draw:name="f10" draw:formula="0 * ?f5"/>
                <draw:equation draw:name="f11" draw:formula="1646174 * ?f6"/>
                <draw:equation draw:name="f12" draw:formula="1909528 * ?f6"/>
                <draw:equation draw:name="f13" draw:formula="1466850 * ?f5"/>
                <draw:equation draw:name="f14" draw:formula="0 * ?f6"/>
                <draw:equation draw:name="f15" draw:formula="?f9 / 1909528"/>
                <draw:equation draw:name="f16" draw:formula="?f10 / 1466850"/>
                <draw:equation draw:name="f17" draw:formula="?f11 / 1909528"/>
                <draw:equation draw:name="f18" draw:formula="?f12 / 1909528"/>
                <draw:equation draw:name="f19" draw:formula="?f13 / 1466850"/>
                <draw:equation draw:name="f20" draw:formula="?f14 / 1909528"/>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7"/>
              </draw:enhanced-geometry>
            </draw:custom-shape>
            <draw:custom-shape svg:x="7.87159in" svg:y="3.31038in" svg:width="1.70893in" svg:height="1.92064in" draw:id="id73" draw:style-name="a357" draw:name="Freihandform: Form 81">
              <svg:title/>
              <svg:desc/>
              <text:p text:style-name="a356" text:class-names="" text:cond-style-name=""><text:span text:style-name="a355" text:class-names=""/></text:p>
              <draw:enhanced-geometry xmlns:dr3d="urn:oasis:names:tc:opendocument:xmlns:dr3d:1.0" draw:type="non-primitive" svg:viewBox="0 0 1828470 2138364" draw:enhanced-path="M ?f0 ?f3 L ?f4 ?f2 ?f5 ?f6 ?f7 ?f8 Z M ?f1 ?f0 L ?f9 ?f10 ?f11 ?f12 ?f13 ?f14 Z N" draw:text-areas="?f51 ?f53 ?f52 ?f54" draw:glue-points="?f55 ?f56 ?f57 ?f58 ?f59 ?f60 ?f61 ?f62 ?f63 ?f64 ?f65 ?f66 ?f67 ?f68 ?f69 ?f70" draw:glue-point-leaving-directions="-90, -90, -90, -90, -90, -90, -90, -90" draw:mirror-horizontal="true">
                <draw:equation draw:name="f0" draw:formula="0"/>
                <draw:equation draw:name="f1" draw:formula="1828470"/>
                <draw:equation draw:name="f2" draw:formula="2138364"/>
                <draw:equation draw:name="f3" draw:formula="1"/>
                <draw:equation draw:name="f4" draw:formula="33338"/>
                <draw:equation draw:name="f5" draw:formula="214312"/>
                <draw:equation draw:name="f6" draw:formula="931401"/>
                <draw:equation draw:name="f7" draw:formula="223837"/>
                <draw:equation draw:name="f8" draw:formula="523569"/>
                <draw:equation draw:name="f9" draw:formula="1604633"/>
                <draw:equation draw:name="f10" draw:formula="523568"/>
                <draw:equation draw:name="f11" draw:formula="1614158"/>
                <draw:equation draw:name="f12" draw:formula="931400"/>
                <draw:equation draw:name="f13" draw:formula="1795132"/>
                <draw:equation draw:name="f14" draw:formula="2138363"/>
                <draw:equation draw:name="f15" draw:formula="?f2 - ?f0"/>
                <draw:equation draw:name="f16" draw:formula="?f1 - ?f0"/>
                <draw:equation draw:name="f17" draw:formula="?f16 / 1828470"/>
                <draw:equation draw:name="f18" draw:formula="?f15 / 2138364"/>
                <draw:equation draw:name="f19" draw:formula="0 * ?f16"/>
                <draw:equation draw:name="f20" draw:formula="1 * ?f15"/>
                <draw:equation draw:name="f21" draw:formula="33338 * ?f16"/>
                <draw:equation draw:name="f22" draw:formula="2138364 * ?f15"/>
                <draw:equation draw:name="f23" draw:formula="214312 * ?f16"/>
                <draw:equation draw:name="f24" draw:formula="931401 * ?f15"/>
                <draw:equation draw:name="f25" draw:formula="223837 * ?f16"/>
                <draw:equation draw:name="f26" draw:formula="523569 * ?f15"/>
                <draw:equation draw:name="f27" draw:formula="1828470 * ?f16"/>
                <draw:equation draw:name="f28" draw:formula="0 * ?f15"/>
                <draw:equation draw:name="f29" draw:formula="1604633 * ?f16"/>
                <draw:equation draw:name="f30" draw:formula="523568 * ?f15"/>
                <draw:equation draw:name="f31" draw:formula="1614158 * ?f16"/>
                <draw:equation draw:name="f32" draw:formula="931400 * ?f15"/>
                <draw:equation draw:name="f33" draw:formula="1795132 * ?f16"/>
                <draw:equation draw:name="f34" draw:formula="2138363 * ?f15"/>
                <draw:equation draw:name="f35" draw:formula="?f19 / 1828470"/>
                <draw:equation draw:name="f36" draw:formula="?f20 / 2138364"/>
                <draw:equation draw:name="f37" draw:formula="?f21 / 1828470"/>
                <draw:equation draw:name="f38" draw:formula="?f22 / 2138364"/>
                <draw:equation draw:name="f39" draw:formula="?f23 / 1828470"/>
                <draw:equation draw:name="f40" draw:formula="?f24 / 2138364"/>
                <draw:equation draw:name="f41" draw:formula="?f25 / 1828470"/>
                <draw:equation draw:name="f42" draw:formula="?f26 / 2138364"/>
                <draw:equation draw:name="f43" draw:formula="?f27 / 1828470"/>
                <draw:equation draw:name="f44" draw:formula="?f28 / 2138364"/>
                <draw:equation draw:name="f45" draw:formula="?f29 / 1828470"/>
                <draw:equation draw:name="f46" draw:formula="?f30 / 2138364"/>
                <draw:equation draw:name="f47" draw:formula="?f31 / 1828470"/>
                <draw:equation draw:name="f48" draw:formula="?f32 / 2138364"/>
                <draw:equation draw:name="f49" draw:formula="?f33 / 1828470"/>
                <draw:equation draw:name="f50" draw:formula="?f34 / 2138364"/>
                <draw:equation draw:name="f51" draw:formula="?f0 / ?f17"/>
                <draw:equation draw:name="f52" draw:formula="?f1 / ?f17"/>
                <draw:equation draw:name="f53" draw:formula="?f0 / ?f18"/>
                <draw:equation draw:name="f54" draw:formula="?f2 / ?f18"/>
                <draw:equation draw:name="f55" draw:formula="?f35 / ?f17"/>
                <draw:equation draw:name="f56" draw:formula="?f36 / ?f18"/>
                <draw:equation draw:name="f57" draw:formula="?f37 / ?f17"/>
                <draw:equation draw:name="f58" draw:formula="?f38 / ?f18"/>
                <draw:equation draw:name="f59" draw:formula="?f39 / ?f17"/>
                <draw:equation draw:name="f60" draw:formula="?f40 / ?f18"/>
                <draw:equation draw:name="f61" draw:formula="?f41 / ?f17"/>
                <draw:equation draw:name="f62" draw:formula="?f42 / ?f18"/>
                <draw:equation draw:name="f63" draw:formula="?f43 / ?f17"/>
                <draw:equation draw:name="f64" draw:formula="?f44 / ?f18"/>
                <draw:equation draw:name="f65" draw:formula="?f45 / ?f17"/>
                <draw:equation draw:name="f66" draw:formula="?f46 / ?f18"/>
                <draw:equation draw:name="f67" draw:formula="?f47 / ?f17"/>
                <draw:equation draw:name="f68" draw:formula="?f48 / ?f18"/>
                <draw:equation draw:name="f69" draw:formula="?f49 / ?f17"/>
                <draw:equation draw:name="f70" draw:formula="?f50 / ?f18"/>
              </draw:enhanced-geometry>
            </draw:custom-shape>
          </draw:g>
          <draw:custom-shape svg:x="9.65303in" svg:y="2.4848in" svg:width="0.08242in" svg:height="0.79135in" draw:id="id67" draw:style-name="a342" draw:name="Rechteck 77">
            <svg:title/>
            <svg:desc/>
            <text:p text:style-name="a341" text:class-names="" text:cond-style-name=""><text:span text:style-name="a340" text:class-names=""/></text:p>
            <draw:enhanced-geometry xmlns:dr3d="urn:oasis:names:tc:opendocument:xmlns:dr3d:1.0" draw:type="non-primitive" svg:viewBox="0 0 21600 21600" draw:enhanced-path="M 0 0 L 21600 0 21600 21600 0 21600 Z N"/>
          </draw:custom-shape>
          <draw:custom-shape svg:x="7.71667in" svg:y="2.4848in" svg:width="0.08242in" svg:height="0.79135in" draw:id="id68" draw:style-name="a345" draw:name="Rechteck 78">
            <svg:title/>
            <svg:desc/>
            <text:p text:style-name="a344" text:class-names="" text:cond-style-name=""><text:span text:style-name="a343" text:class-names=""/></text:p>
            <draw:enhanced-geometry xmlns:dr3d="urn:oasis:names:tc:opendocument:xmlns:dr3d:1.0" draw:type="non-primitive" svg:viewBox="0 0 21600 21600" draw:enhanced-path="M 0 0 L 21600 0 21600 21600 0 21600 Z N"/>
          </draw:custom-shape>
          <draw:custom-shape svg:x="9.65303in" svg:y="4.35839in" svg:width="0.08242in" svg:height="0.82985in" draw:id="id69" draw:style-name="a348" draw:name="Rechteck 79">
            <svg:title/>
            <svg:desc/>
            <text:p text:style-name="a347" text:class-names="" text:cond-style-name=""><text:span text:style-name="a346" text:class-names=""/></text:p>
            <draw:enhanced-geometry xmlns:dr3d="urn:oasis:names:tc:opendocument:xmlns:dr3d:1.0" draw:type="non-primitive" svg:viewBox="0 0 21600 21600" draw:enhanced-path="M 0 0 L 21600 0 21600 21600 0 21600 Z N"/>
          </draw:custom-shape>
          <draw:custom-shape svg:x="7.71667in" svg:y="4.35839in" svg:width="0.08242in" svg:height="0.82985in" draw:id="id70" draw:style-name="a351" draw:name="Rechteck 80">
            <svg:title/>
            <svg:desc/>
            <text:p text:style-name="a350" text:class-names="" text:cond-style-name=""><text:span text:style-name="a349" text:class-names=""/></text:p>
            <draw:enhanced-geometry xmlns:dr3d="urn:oasis:names:tc:opendocument:xmlns:dr3d:1.0" draw:type="non-primitive" svg:viewBox="0 0 21600 21600" draw:enhanced-path="M 0 0 L 21600 0 21600 21600 0 21600 Z N"/>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draw:gradient draw:name="a360" draw:style="linear" draw:angle="1900" draw:start-color="#6f6f6f" draw:end-color="#a8a8a8" draw:start-intensity="100%" draw:end-intensity="100%"/>
    <draw:gradient draw:name="a385" draw:style="linear" draw:angle="1900" draw:start-color="#6f6f6f" draw:end-color="#a8a8a8" draw:start-intensity="100%" draw:end-intensity="100%"/>
    <draw:stroke-dash draw:name="a338" draw:style="rect" draw:dots1="1" draw:dots1-length="0.05556in" draw:distance="0.05556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Mastertitelformat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Mastertext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23.12.2023</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elfolie" style:page-layout-name="pageLayout1" draw:style-name="a30">
      <draw:frame draw:id="id5" presentation:style-name="a33" draw:name="Titel 1" svg:x="1.66667in" svg:y="1.22743in" svg:width="10in" svg:height="2.61111in" presentation:class="title" presentation:placeholder="false">
        <draw:text-box>
          <text:p text:style-name="a32" text:class-names="" text:cond-style-name=""><text:span text:style-name="a31" text:class-names="">Mastertitelformat bearbeiten</text:span></text:p>
        </draw:text-box>
        <svg:title/>
        <svg:desc/>
      </draw:frame>
      <draw:frame draw:id="id6" presentation:style-name="a36" draw:name="Untertitel 2" svg:x="1.66667in" svg:y="3.93924in" svg:width="10in" svg:height="1.81076in" presentation:class="subtitle" presentation:placeholder="false">
        <draw:text-box>
          <text:p text:style-name="a35" text:class-names="" text:cond-style-name=""><text:span text:style-name="a34" text:class-names="">Master-Untertitelformat bearbeiten</text:span></text:p>
        </draw:text-box>
        <svg:title/>
        <svg:desc/>
      </draw:frame>
      <draw:frame draw:id="id7" presentation:style-name="a40" draw:name="Datumsplatzhalter 3" svg:x="0.91667in" svg:y="6.95139in" svg:width="3in" svg:height="0.39931in" presentation:class="date-time" presentation:placeholder="false">
        <draw:text-box>
          <text:p text:style-name="a39" text:class-names="" text:cond-style-name=""><text:span text:style-name="a37" text:class-names=""><text:date text:fixed="false" style:data-style-name="a38">23.12.2023</text:date></text:span></text:p>
        </draw:text-box>
        <svg:title/>
        <svg:desc/>
      </draw:frame>
      <draw:frame draw:id="id8" presentation:style-name="a43" draw:name="Fußzeilenplatzhalt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Foliennummernplatzhalt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el-und-Inhalt" style:page-layout-name="pageLayout1" draw:style-name="a47">
      <draw:frame draw:id="id10" presentation:style-name="a50" draw:name="Titel 1" svg:x="0.91667in" svg:y="0.39931in" svg:width="11.5in" svg:height="1.44965in" presentation:class="title" presentation:placeholder="false">
        <draw:text-box>
          <text:p text:style-name="a49" text:class-names="" text:cond-style-name=""><text:span text:style-name="a48" text:class-names="">Mastertitelformat bearbeiten</text:span></text:p>
        </draw:text-box>
        <svg:title/>
        <svg:desc/>
      </draw:frame>
      <draw:frame draw:id="id11" presentation:style-name="a66" draw:name="Inhaltsplatzhalter 2" svg:x="0.91667in" svg:y="1.99653in" svg:width="11.5in" svg:height="4.75868in" presentation:class="object" presentation:placeholder="false">
        <draw:text-box>
          <text:list text:style-name="a53">
            <text:list-item>
              <text:p text:style-name="a52" text:class-names="" text:cond-style-name=""><text:span text:style-name="a51" text:class-names="">Mastertextformat bearbeiten</text:span></text:p>
            </text:list-item>
          </text:list>
          <text:list text:style-name="a56">
            <text:list-item>
              <text:list text:style-name="a56">
                <text:list-item>
                  <text:p text:style-name="a55" text:class-names="" text:cond-style-name=""><text:span text:style-name="a54" text:class-names="">Zweite Ebene</text:span></text:p>
                </text:list-item>
              </text:list>
            </text:list-item>
          </text:list>
          <text:list text:style-name="a59">
            <text:list-item>
              <text:list text:style-name="a59">
                <text:list-item>
                  <text:list text:style-name="a59">
                    <text:list-item>
                      <text:p text:style-name="a58" text:class-names="" text:cond-style-name=""><text:span text:style-name="a57" text:class-names="">Dritte Ebene</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Vierte Ebene</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ünfte Ebene</text:span></text:p>
                            </text:list-item>
                          </text:list>
                        </text:list-item>
                      </text:list>
                    </text:list-item>
                  </text:list>
                </text:list-item>
              </text:list>
            </text:list-item>
          </text:list>
        </draw:text-box>
        <svg:title/>
        <svg:desc/>
      </draw:frame>
      <draw:frame draw:id="id12"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23.12.2023</text:date></text:span></text:p>
        </draw:text-box>
        <svg:title/>
        <svg:desc/>
      </draw:frame>
      <draw:frame draw:id="id13"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Abschnitts" style:page-layout-name="pageLayout1" draw:style-name="a77">
      <draw:frame draw:id="id15" presentation:style-name="a80" draw:name="Titel 1" svg:x="0.90972in" svg:y="1.86979in" svg:width="11.5in" svg:height="3.11979in" presentation:class="title" presentation:placeholder="false">
        <draw:text-box>
          <text:p text:style-name="a79" text:class-names="" text:cond-style-name=""><text:span text:style-name="a78" text:class-names="">Mastertitelformat bearbeiten</text:span></text:p>
        </draw:text-box>
        <svg:title/>
        <svg:desc/>
      </draw:frame>
      <draw:frame draw:id="id16" presentation:style-name="a84" draw:name="Textplatzhalter 2" svg:x="0.90972in" svg:y="5.0191in" svg:width="11.5in" svg:height="1.64062in" presentation:class="outline" presentation:placeholder="false">
        <draw:text-box>
          <text:list text:style-name="a83">
            <text:list-item>
              <text:p text:style-name="a82" text:class-names="" text:cond-style-name=""><text:span text:style-name="a81" text:class-names="">Mastertextformat bearbeiten</text:span></text:p>
            </text:list-item>
          </text:list>
        </draw:text-box>
        <svg:title/>
        <svg:desc/>
      </draw:frame>
      <draw:frame draw:id="id17" presentation:style-name="a88" draw:name="Datumsplatzhalter 3" svg:x="0.91667in" svg:y="6.95139in" svg:width="3in" svg:height="0.39931in" presentation:class="date-time" presentation:placeholder="false">
        <draw:text-box>
          <text:p text:style-name="a87" text:class-names="" text:cond-style-name=""><text:span text:style-name="a85" text:class-names=""><text:date text:fixed="false" style:data-style-name="a86">23.12.2023</text:date></text:span></text:p>
        </draw:text-box>
        <svg:title/>
        <svg:desc/>
      </draw:frame>
      <draw:frame draw:id="id18" presentation:style-name="a91" draw:name="Fußzeilenplatzhalt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Foliennummernplatzhalt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Zwei-Inhalte" style:page-layout-name="pageLayout1" draw:style-name="a95">
      <draw:frame draw:id="id20" presentation:style-name="a98" draw:name="Titel 1" svg:x="0.91667in" svg:y="0.39931in" svg:width="11.5in" svg:height="1.44965in" presentation:class="title" presentation:placeholder="false">
        <draw:text-box>
          <text:p text:style-name="a97" text:class-names="" text:cond-style-name=""><text:span text:style-name="a96" text:class-names="">Mastertitelformat bearbeiten</text:span></text:p>
        </draw:text-box>
        <svg:title/>
        <svg:desc/>
      </draw:frame>
      <draw:frame draw:id="id21" presentation:style-name="a114" draw:name="Inhaltsplatzhalter 2" svg:x="0.91667in" svg:y="1.99653in" svg:width="5.66667in" svg:height="4.75868in" presentation:class="object" presentation:placeholder="false">
        <draw:text-box>
          <text:list text:style-name="a101">
            <text:list-item>
              <text:p text:style-name="a100" text:class-names="" text:cond-style-name=""><text:span text:style-name="a99" text:class-names="">Mastertextformat bearbeiten</text:span></text:p>
            </text:list-item>
          </text:list>
          <text:list text:style-name="a104">
            <text:list-item>
              <text:list text:style-name="a104">
                <text:list-item>
                  <text:p text:style-name="a103" text:class-names="" text:cond-style-name=""><text:span text:style-name="a102" text:class-names="">Zweite Ebene</text:span></text:p>
                </text:list-item>
              </text:list>
            </text:list-item>
          </text:list>
          <text:list text:style-name="a107">
            <text:list-item>
              <text:list text:style-name="a107">
                <text:list-item>
                  <text:list text:style-name="a107">
                    <text:list-item>
                      <text:p text:style-name="a106" text:class-names="" text:cond-style-name=""><text:span text:style-name="a105" text:class-names="">Dritte Ebene</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Vierte Ebene</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ünfte Ebene</text:span></text:p>
                            </text:list-item>
                          </text:list>
                        </text:list-item>
                      </text:list>
                    </text:list-item>
                  </text:list>
                </text:list-item>
              </text:list>
            </text:list-item>
          </text:list>
        </draw:text-box>
        <svg:title/>
        <svg:desc/>
      </draw:frame>
      <draw:frame draw:id="id22" presentation:style-name="a130" draw:name="Inhaltsplatzhalter 3" svg:x="6.75in" svg:y="1.99653in" svg:width="5.66667in" svg:height="4.75868in" presentation:class="object" presentation:placeholder="false">
        <draw:text-box>
          <text:list text:style-name="a117">
            <text:list-item>
              <text:p text:style-name="a116" text:class-names="" text:cond-style-name=""><text:span text:style-name="a115" text:class-names="">Mastertextformat bearbeiten</text:span></text:p>
            </text:list-item>
          </text:list>
          <text:list text:style-name="a120">
            <text:list-item>
              <text:list text:style-name="a120">
                <text:list-item>
                  <text:p text:style-name="a119" text:class-names="" text:cond-style-name=""><text:span text:style-name="a118" text:class-names="">Zweite Ebene</text:span></text:p>
                </text:list-item>
              </text:list>
            </text:list-item>
          </text:list>
          <text:list text:style-name="a123">
            <text:list-item>
              <text:list text:style-name="a123">
                <text:list-item>
                  <text:list text:style-name="a123">
                    <text:list-item>
                      <text:p text:style-name="a122" text:class-names="" text:cond-style-name=""><text:span text:style-name="a121" text:class-names="">Dritte Eben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te Ebene</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ünfte Ebene</text:span></text:p>
                            </text:list-item>
                          </text:list>
                        </text:list-item>
                      </text:list>
                    </text:list-item>
                  </text:list>
                </text:list-item>
              </text:list>
            </text:list-item>
          </text:list>
        </draw:text-box>
        <svg:title/>
        <svg:desc/>
      </draw:frame>
      <draw:frame draw:id="id23" presentation:style-name="a134" draw:name="Datumsplatzhalter 4" svg:x="0.91667in" svg:y="6.95139in" svg:width="3in" svg:height="0.39931in" presentation:class="date-time" presentation:placeholder="false">
        <draw:text-box>
          <text:p text:style-name="a133" text:class-names="" text:cond-style-name=""><text:span text:style-name="a131" text:class-names=""><text:date text:fixed="false" style:data-style-name="a132">23.12.2023</text:date></text:span></text:p>
        </draw:text-box>
        <svg:title/>
        <svg:desc/>
      </draw:frame>
      <draw:frame draw:id="id24" presentation:style-name="a137" draw:name="Fußzeilenplatzhalt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Foliennummernplatzhalt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Vergleich" style:page-layout-name="pageLayout1" draw:style-name="a141">
      <draw:frame draw:id="id26" presentation:style-name="a144" draw:name="Titel 1" svg:x="0.9184in" svg:y="0.39931in" svg:width="11.5in" svg:height="1.44965in" presentation:class="title" presentation:placeholder="false">
        <draw:text-box>
          <text:p text:style-name="a143" text:class-names="" text:cond-style-name=""><text:span text:style-name="a142" text:class-names="">Mastertitelformat bearbeiten</text:span></text:p>
        </draw:text-box>
        <svg:title/>
        <svg:desc/>
      </draw:frame>
      <draw:frame draw:id="id27" presentation:style-name="a148" draw:name="Textplatzhalter 2" svg:x="0.9184in" svg:y="1.83854in" svg:width="5.64062in" svg:height="0.90104in" presentation:class="outline" presentation:placeholder="false">
        <draw:text-box>
          <text:list text:style-name="a147">
            <text:list-item>
              <text:p text:style-name="a146" text:class-names="" text:cond-style-name=""><text:span text:style-name="a145" text:class-names="">Mastertextformat bearbeiten</text:span></text:p>
            </text:list-item>
          </text:list>
        </draw:text-box>
        <svg:title/>
        <svg:desc/>
      </draw:frame>
      <draw:frame draw:id="id28" presentation:style-name="a164" draw:name="Inhaltsplatzhalter 3" svg:x="0.9184in" svg:y="2.73958in" svg:width="5.64062in" svg:height="4.02951in" presentation:class="object" presentation:placeholder="false">
        <draw:text-box>
          <text:list text:style-name="a151">
            <text:list-item>
              <text:p text:style-name="a150" text:class-names="" text:cond-style-name=""><text:span text:style-name="a149" text:class-names="">Mastertextformat bearbeiten</text:span></text:p>
            </text:list-item>
          </text:list>
          <text:list text:style-name="a154">
            <text:list-item>
              <text:list text:style-name="a154">
                <text:list-item>
                  <text:p text:style-name="a153" text:class-names="" text:cond-style-name=""><text:span text:style-name="a152" text:class-names="">Zweite Ebene</text:span></text:p>
                </text:list-item>
              </text:list>
            </text:list-item>
          </text:list>
          <text:list text:style-name="a157">
            <text:list-item>
              <text:list text:style-name="a157">
                <text:list-item>
                  <text:list text:style-name="a157">
                    <text:list-item>
                      <text:p text:style-name="a156" text:class-names="" text:cond-style-name=""><text:span text:style-name="a155" text:class-names="">Dritte Ebene</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Vierte Ebene</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ünfte Ebene</text:span></text:p>
                            </text:list-item>
                          </text:list>
                        </text:list-item>
                      </text:list>
                    </text:list-item>
                  </text:list>
                </text:list-item>
              </text:list>
            </text:list-item>
          </text:list>
        </draw:text-box>
        <svg:title/>
        <svg:desc/>
      </draw:frame>
      <draw:frame draw:id="id29" presentation:style-name="a168" draw:name="Textplatzhalter 4" svg:x="6.75in" svg:y="1.83854in" svg:width="5.6684in" svg:height="0.90104in" presentation:class="outline" presentation:placeholder="false">
        <draw:text-box>
          <text:list text:style-name="a167">
            <text:list-item>
              <text:p text:style-name="a166" text:class-names="" text:cond-style-name=""><text:span text:style-name="a165" text:class-names="">Mastertextformat bearbeiten</text:span></text:p>
            </text:list-item>
          </text:list>
        </draw:text-box>
        <svg:title/>
        <svg:desc/>
      </draw:frame>
      <draw:frame draw:id="id30" presentation:style-name="a184" draw:name="Inhaltsplatzhalter 5" svg:x="6.75in" svg:y="2.73958in" svg:width="5.6684in" svg:height="4.02951in" presentation:class="object" presentation:placeholder="false">
        <draw:text-box>
          <text:list text:style-name="a171">
            <text:list-item>
              <text:p text:style-name="a170" text:class-names="" text:cond-style-name=""><text:span text:style-name="a169" text:class-names="">Mastertextformat bearbeiten</text:span></text:p>
            </text:list-item>
          </text:list>
          <text:list text:style-name="a174">
            <text:list-item>
              <text:list text:style-name="a174">
                <text:list-item>
                  <text:p text:style-name="a173" text:class-names="" text:cond-style-name=""><text:span text:style-name="a172" text:class-names="">Zweite Ebene</text:span></text:p>
                </text:list-item>
              </text:list>
            </text:list-item>
          </text:list>
          <text:list text:style-name="a177">
            <text:list-item>
              <text:list text:style-name="a177">
                <text:list-item>
                  <text:list text:style-name="a177">
                    <text:list-item>
                      <text:p text:style-name="a176" text:class-names="" text:cond-style-name=""><text:span text:style-name="a175" text:class-names="">Dritte Ebene</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Vierte Ebene</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ünfte Ebene</text:span></text:p>
                            </text:list-item>
                          </text:list>
                        </text:list-item>
                      </text:list>
                    </text:list-item>
                  </text:list>
                </text:list-item>
              </text:list>
            </text:list-item>
          </text:list>
        </draw:text-box>
        <svg:title/>
        <svg:desc/>
      </draw:frame>
      <draw:frame draw:id="id31" presentation:style-name="a188" draw:name="Datumsplatzhalter 6" svg:x="0.91667in" svg:y="6.95139in" svg:width="3in" svg:height="0.39931in" presentation:class="date-time" presentation:placeholder="false">
        <draw:text-box>
          <text:p text:style-name="a187" text:class-names="" text:cond-style-name=""><text:span text:style-name="a185" text:class-names=""><text:date text:fixed="false" style:data-style-name="a186">23.12.2023</text:date></text:span></text:p>
        </draw:text-box>
        <svg:title/>
        <svg:desc/>
      </draw:frame>
      <draw:frame draw:id="id32" presentation:style-name="a191" draw:name="Fußzeilenplatzhalt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Foliennummernplatzhalt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Nur-Titel" style:page-layout-name="pageLayout1" draw:style-name="a195">
      <draw:frame draw:id="id34" presentation:style-name="a198" draw:name="Titel 1" svg:x="0.91667in" svg:y="0.39931in" svg:width="11.5in" svg:height="1.44965in" presentation:class="title" presentation:placeholder="false">
        <draw:text-box>
          <text:p text:style-name="a197" text:class-names="" text:cond-style-name=""><text:span text:style-name="a196" text:class-names="">Mastertitelformat bearbeiten</text:span></text:p>
        </draw:text-box>
        <svg:title/>
        <svg:desc/>
      </draw:frame>
      <draw:frame draw:id="id35" presentation:style-name="a202" draw:name="Datumsplatzhalter 2" svg:x="0.91667in" svg:y="6.95139in" svg:width="3in" svg:height="0.39931in" presentation:class="date-time" presentation:placeholder="false">
        <draw:text-box>
          <text:p text:style-name="a201" text:class-names="" text:cond-style-name=""><text:span text:style-name="a199" text:class-names=""><text:date text:fixed="false" style:data-style-name="a200">23.12.2023</text:date></text:span></text:p>
        </draw:text-box>
        <svg:title/>
        <svg:desc/>
      </draw:frame>
      <draw:frame draw:id="id36" presentation:style-name="a205" draw:name="Fußzeilenplatzhalt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Foliennummernplatzhalt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Leer" style:page-layout-name="pageLayout1" draw:style-name="a209">
      <draw:frame draw:id="id38" presentation:style-name="a213" draw:name="Datumsplatzhalter 1" svg:x="0.91667in" svg:y="6.95139in" svg:width="3in" svg:height="0.39931in" presentation:class="date-time" presentation:placeholder="false">
        <draw:text-box>
          <text:p text:style-name="a212" text:class-names="" text:cond-style-name=""><text:span text:style-name="a210" text:class-names=""><text:date text:fixed="false" style:data-style-name="a211">23.12.2023</text:date></text:span></text:p>
        </draw:text-box>
        <svg:title/>
        <svg:desc/>
      </draw:frame>
      <draw:frame draw:id="id39" presentation:style-name="a216" draw:name="Fußzeilenplatzhalt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Foliennummernplatzhalt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Inhalt-mit-Überschrift" style:page-layout-name="pageLayout1" draw:style-name="a220">
      <draw:frame draw:id="id41" presentation:style-name="a223" draw:name="Titel 1" svg:x="0.9184in" svg:y="0.5in" svg:width="4.30035in" svg:height="1.75in" presentation:class="title" presentation:placeholder="false">
        <draw:text-box>
          <text:p text:style-name="a222" text:class-names="" text:cond-style-name=""><text:span text:style-name="a221" text:class-names="">Mastertitelformat bearbeiten</text:span></text:p>
        </draw:text-box>
        <svg:title/>
        <svg:desc/>
      </draw:frame>
      <draw:frame draw:id="id42" presentation:style-name="a239" draw:name="Inhaltsplatzhalter 2" svg:x="5.6684in" svg:y="1.07986in" svg:width="6.75in" svg:height="5.32986in" presentation:class="object" presentation:placeholder="false">
        <draw:text-box>
          <text:list text:style-name="a226">
            <text:list-item>
              <text:p text:style-name="a225" text:class-names="" text:cond-style-name=""><text:span text:style-name="a224" text:class-names="">Mastertextformat bearbeiten</text:span></text:p>
            </text:list-item>
          </text:list>
          <text:list text:style-name="a229">
            <text:list-item>
              <text:list text:style-name="a229">
                <text:list-item>
                  <text:p text:style-name="a228" text:class-names="" text:cond-style-name=""><text:span text:style-name="a227" text:class-names="">Zweite Ebene</text:span></text:p>
                </text:list-item>
              </text:list>
            </text:list-item>
          </text:list>
          <text:list text:style-name="a232">
            <text:list-item>
              <text:list text:style-name="a232">
                <text:list-item>
                  <text:list text:style-name="a232">
                    <text:list-item>
                      <text:p text:style-name="a231" text:class-names="" text:cond-style-name=""><text:span text:style-name="a230" text:class-names="">Dritte Ebene</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Vierte Ebene</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ünfte Ebene</text:span></text:p>
                            </text:list-item>
                          </text:list>
                        </text:list-item>
                      </text:list>
                    </text:list-item>
                  </text:list>
                </text:list-item>
              </text:list>
            </text:list-item>
          </text:list>
        </draw:text-box>
        <svg:title/>
        <svg:desc/>
      </draw:frame>
      <draw:frame draw:id="id43" presentation:style-name="a243" draw:name="Textplatzhalter 3" svg:x="0.9184in" svg:y="2.25in" svg:width="4.30035in" svg:height="4.1684in" presentation:class="outline" presentation:placeholder="false">
        <draw:text-box>
          <text:list text:style-name="a242">
            <text:list-item>
              <text:p text:style-name="a241" text:class-names="" text:cond-style-name=""><text:span text:style-name="a240" text:class-names="">Mastertextformat bearbeiten</text:span></text:p>
            </text:list-item>
          </text:list>
        </draw:text-box>
        <svg:title/>
        <svg:desc/>
      </draw:frame>
      <draw:frame draw:id="id44" presentation:style-name="a247" draw:name="Datumsplatzhalter 4" svg:x="0.91667in" svg:y="6.95139in" svg:width="3in" svg:height="0.39931in" presentation:class="date-time" presentation:placeholder="false">
        <draw:text-box>
          <text:p text:style-name="a246" text:class-names="" text:cond-style-name=""><text:span text:style-name="a244" text:class-names=""><text:date text:fixed="false" style:data-style-name="a245">23.12.2023</text:date></text:span></text:p>
        </draw:text-box>
        <svg:title/>
        <svg:desc/>
      </draw:frame>
      <draw:frame draw:id="id45" presentation:style-name="a250" draw:name="Fußzeilenplatzhalt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Foliennummernplatzhalt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Bild-mit-Überschrift" style:page-layout-name="pageLayout1" draw:style-name="a254">
      <draw:frame draw:id="id47" presentation:style-name="a257" draw:name="Titel 1" svg:x="0.9184in" svg:y="0.5in" svg:width="4.30035in" svg:height="1.75in" presentation:class="title" presentation:placeholder="false">
        <draw:text-box>
          <text:p text:style-name="a256" text:class-names="" text:cond-style-name=""><text:span text:style-name="a255" text:class-names="">Mastertitelformat bearbeiten</text:span></text:p>
        </draw:text-box>
        <svg:title/>
        <svg:desc/>
      </draw:frame>
      <draw:frame draw:id="id48" presentation:style-name="a260" draw:name="Bildplatzhalt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platzhalter 3" svg:x="0.9184in" svg:y="2.25in" svg:width="4.30035in" svg:height="4.1684in" presentation:class="outline" presentation:placeholder="false">
        <draw:text-box>
          <text:list text:style-name="a263">
            <text:list-item>
              <text:p text:style-name="a262" text:class-names="" text:cond-style-name=""><text:span text:style-name="a261" text:class-names="">Mastertextformat bearbeiten</text:span></text:p>
            </text:list-item>
          </text:list>
        </draw:text-box>
        <svg:title/>
        <svg:desc/>
      </draw:frame>
      <draw:frame draw:id="id50" presentation:style-name="a268" draw:name="Datumsplatzhalter 4" svg:x="0.91667in" svg:y="6.95139in" svg:width="3in" svg:height="0.39931in" presentation:class="date-time" presentation:placeholder="false">
        <draw:text-box>
          <text:p text:style-name="a267" text:class-names="" text:cond-style-name=""><text:span text:style-name="a265" text:class-names=""><text:date text:fixed="false" style:data-style-name="a266">23.12.2023</text:date></text:span></text:p>
        </draw:text-box>
        <svg:title/>
        <svg:desc/>
      </draw:frame>
      <draw:frame draw:id="id51" presentation:style-name="a271" draw:name="Fußzeilenplatzhalt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Foliennummernplatzhalt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el-und-vertikaler-Text" style:page-layout-name="pageLayout1" draw:style-name="a275">
      <draw:frame draw:id="id53" presentation:style-name="a278" draw:name="Titel 1" svg:x="0.91667in" svg:y="0.39931in" svg:width="11.5in" svg:height="1.44965in" presentation:class="title" presentation:placeholder="false">
        <draw:text-box>
          <text:p text:style-name="a277" text:class-names="" text:cond-style-name=""><text:span text:style-name="a276" text:class-names="">Mastertitelformat bearbeiten</text:span></text:p>
        </draw:text-box>
        <svg:title/>
        <svg:desc/>
      </draw:frame>
      <draw:frame draw:id="id54" presentation:style-name="a294" draw:name="Vertikaler Textplatzhalter 2" svg:x="0.91667in" svg:y="1.99653in" svg:width="11.5in" svg:height="4.75868in" presentation:class="outline" presentation:placeholder="false">
        <draw:text-box>
          <text:list text:style-name="a281">
            <text:list-item>
              <text:p text:style-name="a280" text:class-names="" text:cond-style-name=""><text:span text:style-name="a279" text:class-names="">Mastertextformat bearbeiten</text:span></text:p>
            </text:list-item>
          </text:list>
          <text:list text:style-name="a284">
            <text:list-item>
              <text:list text:style-name="a284">
                <text:list-item>
                  <text:p text:style-name="a283" text:class-names="" text:cond-style-name=""><text:span text:style-name="a282" text:class-names="">Zweite Ebene</text:span></text:p>
                </text:list-item>
              </text:list>
            </text:list-item>
          </text:list>
          <text:list text:style-name="a287">
            <text:list-item>
              <text:list text:style-name="a287">
                <text:list-item>
                  <text:list text:style-name="a287">
                    <text:list-item>
                      <text:p text:style-name="a286" text:class-names="" text:cond-style-name=""><text:span text:style-name="a285" text:class-names="">Dritte Ebene</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Vierte Ebene</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ünfte Ebene</text:span></text:p>
                            </text:list-item>
                          </text:list>
                        </text:list-item>
                      </text:list>
                    </text:list-item>
                  </text:list>
                </text:list-item>
              </text:list>
            </text:list-item>
          </text:list>
        </draw:text-box>
        <svg:title/>
        <svg:desc/>
      </draw:frame>
      <draw:frame draw:id="id55" presentation:style-name="a298" draw:name="Datumsplatzhalter 3" svg:x="0.91667in" svg:y="6.95139in" svg:width="3in" svg:height="0.39931in" presentation:class="date-time" presentation:placeholder="false">
        <draw:text-box>
          <text:p text:style-name="a297" text:class-names="" text:cond-style-name=""><text:span text:style-name="a295" text:class-names=""><text:date text:fixed="false" style:data-style-name="a296">23.12.2023</text:date></text:span></text:p>
        </draw:text-box>
        <svg:title/>
        <svg:desc/>
      </draw:frame>
      <draw:frame draw:id="id56" presentation:style-name="a301" draw:name="Fußzeilenplatzhalt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Foliennummernplatzhalt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kaler-Titel-und-Text" style:page-layout-name="pageLayout1" draw:style-name="a305">
      <draw:frame draw:id="id58" presentation:style-name="a308" draw:name="Vertikaler Titel 1" svg:x="9.54167in" svg:y="0.39931in" svg:width="2.875in" svg:height="6.3559in" presentation:class="title" presentation:placeholder="false">
        <draw:text-box>
          <text:p text:style-name="a307" text:class-names="" text:cond-style-name=""><text:span text:style-name="a306" text:class-names="">Mastertitelformat bearbeiten</text:span></text:p>
        </draw:text-box>
        <svg:title/>
        <svg:desc/>
      </draw:frame>
      <draw:frame draw:id="id59" presentation:style-name="a324" draw:name="Vertikaler Textplatzhalter 2" svg:x="0.91667in" svg:y="0.39931in" svg:width="8.45833in" svg:height="6.3559in" presentation:class="outline" presentation:placeholder="false">
        <draw:text-box>
          <text:list text:style-name="a311">
            <text:list-item>
              <text:p text:style-name="a310" text:class-names="" text:cond-style-name=""><text:span text:style-name="a309" text:class-names="">Mastertextformat bearbeiten</text:span></text:p>
            </text:list-item>
          </text:list>
          <text:list text:style-name="a314">
            <text:list-item>
              <text:list text:style-name="a314">
                <text:list-item>
                  <text:p text:style-name="a313" text:class-names="" text:cond-style-name=""><text:span text:style-name="a312" text:class-names="">Zweite Ebene</text:span></text:p>
                </text:list-item>
              </text:list>
            </text:list-item>
          </text:list>
          <text:list text:style-name="a317">
            <text:list-item>
              <text:list text:style-name="a317">
                <text:list-item>
                  <text:list text:style-name="a317">
                    <text:list-item>
                      <text:p text:style-name="a316" text:class-names="" text:cond-style-name=""><text:span text:style-name="a315" text:class-names="">Dritte Ebene</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Vierte Ebene</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ünfte Ebene</text:span></text:p>
                            </text:list-item>
                          </text:list>
                        </text:list-item>
                      </text:list>
                    </text:list-item>
                  </text:list>
                </text:list-item>
              </text:list>
            </text:list-item>
          </text:list>
        </draw:text-box>
        <svg:title/>
        <svg:desc/>
      </draw:frame>
      <draw:frame draw:id="id60" presentation:style-name="a328" draw:name="Datumsplatzhalter 3" svg:x="0.91667in" svg:y="6.95139in" svg:width="3in" svg:height="0.39931in" presentation:class="date-time" presentation:placeholder="false">
        <draw:text-box>
          <text:p text:style-name="a327" text:class-names="" text:cond-style-name=""><text:span text:style-name="a325" text:class-names=""><text:date text:fixed="false" style:data-style-name="a326">23.12.2023</text:date></text:span></text:p>
        </draw:text-box>
        <svg:title/>
        <svg:desc/>
      </draw:frame>
      <draw:frame draw:id="id61" presentation:style-name="a331" draw:name="Fußzeilenplatzhalt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Foliennummernplatzhalt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Präsentation</dc:title>
    <meta:initial-creator>marco garagna</meta:initial-creator>
    <dc:creator>marco garagna</dc:creator>
    <meta:creation-date>2023-12-23T21:56:18Z</meta:creation-date>
    <dc:date>2023-12-23T22:14:51Z</dc:date>
    <meta:editing-cycles>1</meta:editing-cycles>
    <meta:editing-duration>PT0S</meta:editing-duration>
    <meta:document-statistic meta:paragraph-count="0" meta:word-count="0"/>
  </office:meta>
</office:document-meta>
</file>